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bbfe" officeooo:paragraph-rsid="000cbb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orio do Encontro de Ciência Aberta</text:p>
      <text:p text:style-name="P1">No dia 19/08/14 - Oficina sobre Métricas Alternativas.</text:p>
      <text:p text:style-name="P1">No dia 20/08/14 -Abertura do seminário - conferência de abertura</text:p>
      <text:p text:style-name="P1">Ciência aberta: questões em debate</text:p>
      <text:p text:style-name="P1">No dia 21/08/14 - Cidade cidadã e educação aberta e Ferramentas científicas e hardware abertos</text:p>
      <text:p text:style-name="P1">No dia 22/08/14 - Dados cientificos abertos e wikipesquisas e cadernos científic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8T11:24:23.395000000</meta:creation-date>
    <dc:date>2014-08-18T11:27:58.267000000</dc:date>
    <meta:editing-duration>P0D</meta:editing-duration>
    <meta:editing-cycles>1</meta:editing-cycles>
    <meta:document-statistic meta:table-count="0" meta:image-count="0" meta:object-count="0" meta:page-count="1" meta:paragraph-count="6" meta:word-count="56" meta:character-count="367" meta:non-whitespace-character-count="317"/>
    <meta:generator>LibreOffice/4.2.5.2$Windows_x86 LibreOffice_project/61cb170a04bb1f12e77c884eab9192be736ec5f5</meta:generator>
  </office:meta>
</office:document-meta>
</file>